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color="#d5b778" loext:opacity="100%" style:font-name="JetBrains Mono" fo:font-size="8.5pt" fo:font-style="normal" fo:font-weight="normal" style:font-size-asian="8.5pt" style:font-style-asian="normal" style:font-weight-asian="normal"/>
    </style:style>
    <style:style style:name="T2" style:family="text">
      <style:text-properties fo:color="#bababa" loext:opacity="100%" style:font-name="JetBrains Mono" fo:font-size="8.5pt" fo:font-style="normal" fo:font-weight="normal" style:font-size-asian="8.5pt" style:font-style-asian="normal" style:font-weight-asian="normal"/>
    </style:style>
    <style:style style:name="T3" style:family="text">
      <style:text-properties fo:color="#6aab73" loext:opacity="100%" style:font-name="JetBrains Mono" fo:font-size="8.5pt" fo:font-style="normal" fo:font-weight="normal" style:font-size-asian="8.5pt" style:font-style-asian="normal" style:font-weight-asian="normal"/>
    </style:style>
    <style:style style:name="T4" style:family="text">
      <style:text-properties fo:color="#bcbec4" loext:opacity="100%" style:font-name="JetBrains Mono" fo:font-size="8.5pt" fo:font-style="normal" fo:font-weight="normal" style:font-size-asian="8.5pt" style:font-style-asian="normal" style:font-weight-asian="normal"/>
    </style:style>
    <style:style style:name="T5" style:family="text">
      <style:text-properties fo:color="#7a7e85" loext:opacity="100%" style:font-name="JetBrains Mono" fo:font-size="8.5pt" fo:font-style="normal" fo:font-weight="normal" style:font-size-asian="8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&lt;!doctype </text:span><text:span text:style-name="T2">html</text:span><text:span text:style-name="T1">&gt;<text:line-break/>&lt;html </text:span><text:span text:style-name="T2">lang</text:span><text:span text:style-name="T3">="en"</text:span><text:span text:style-name="T1">&gt;<text:line-break/>&lt;head&gt;<text:line-break/> <text:s text:c="3"/>&lt;meta </text:span><text:span text:style-name="T2">charset</text:span><text:span text:style-name="T3">="UTF-8"</text:span><text:span text:style-name="T1">&gt;<text:line-break/> <text:s text:c="3"/>&lt;meta </text:span><text:span text:style-name="T2">name</text:span><text:span text:style-name="T3">="viewport"<text:line-break/> <text:s text:c="9"/></text:span><text:span text:style-name="T2">content</text:span><text:span text:style-name="T3">="width=device-width, user-scalable=no, initial-scale=1.0, maximum-scale=1.0, minimum-scale=1.0"</text:span><text:span text:style-name="T1">&gt;<text:line-break/> <text:s text:c="3"/>&lt;meta </text:span><text:span text:style-name="T2">http-equiv</text:span><text:span text:style-name="T3">="X-UA-Compatible" </text:span><text:span text:style-name="T2">content</text:span><text:span text:style-name="T3">="ie=edge"</text:span><text:span text:style-name="T1">&gt;<text:line-break/> <text:s text:c="3"/>&lt;title&gt;</text:span><text:span text:style-name="T4">Login and Registration</text:span><text:span text:style-name="T1">&lt;/title&gt;<text:line-break/>&lt;/head&gt;<text:line-break/>&lt;body&gt;<text:line-break/>&lt;div </text:span><text:span text:style-name="T2">class</text:span><text:span text:style-name="T3">="container"</text:span><text:span text:style-name="T1">&gt;<text:line-break/></text:span><text:span text:style-name="T5">&lt;!-- <text:s text:c="3"/>start of login form--&gt;<text:line-break/> <text:s text:c="3"/></text:span><text:span text:style-name="T1">&lt;div </text:span><text:span text:style-name="T2">id</text:span><text:span text:style-name="T3">="login-form"</text:span><text:span text:style-name="T1">&gt;<text:line-break/> <text:s text:c="7"/>&lt;h2&gt;</text:span><text:span text:style-name="T4">Login</text:span><text:span text:style-name="T1">&lt;/h2&gt;<text:line-break/> <text:s text:c="7"/>&lt;form </text:span><text:span text:style-name="T2">action</text:span><text:span text:style-name="T3">=""</text:span><text:span text:style-name="T1">&gt;<text:line-break/> <text:s text:c="11"/>&lt;div </text:span><text:span text:style-name="T2">class</text:span><text:span text:style-name="T3">="form-group"</text:span><text:span text:style-name="T1">&gt;<text:line-break/> <text:s text:c="15"/>&lt;label </text:span><text:span text:style-name="T2">for</text:span><text:span text:style-name="T3">="login-email"</text:span><text:span text:style-name="T1">&gt;</text:span><text:span text:style-name="T4">Email</text:span><text:span text:style-name="T1">&lt;/label&gt;<text:line-break/> <text:s text:c="15"/>&lt;input </text:span><text:span text:style-name="T2">type</text:span><text:span text:style-name="T3">="text" </text:span><text:span text:style-name="T2">id</text:span><text:span text:style-name="T3">="login-email"</text:span><text:span text:style-name="T2">name</text:span><text:span text:style-name="T3">="email" </text:span><text:span text:style-name="T2">placeholder</text:span><text:span text:style-name="T3">=<text:line-break/> <text:s text:c="23"/>"enter email"</text:span><text:span text:style-name="T1">&gt;<text:line-break/><text:line-break/> <text:s text:c="11"/>&lt;/div&gt;<text:line-break/> <text:s text:c="11"/>&lt;div </text:span><text:span text:style-name="T2">class</text:span><text:span text:style-name="T3">="form-group"</text:span><text:span text:style-name="T1">&gt;<text:line-break/> <text:s text:c="15"/>&lt;label </text:span><text:span text:style-name="T2">for</text:span><text:span text:style-name="T3">="login password"</text:span><text:span text:style-name="T1">&gt;</text:span><text:span text:style-name="T4">password</text:span><text:span text:style-name="T1">&lt;/label&gt;<text:line-break/> <text:s text:c="15"/>&lt;input </text:span><text:span text:style-name="T2">type</text:span><text:span text:style-name="T3">="password"</text:span><text:span text:style-name="T2">id</text:span><text:span text:style-name="T3">="login password"</text:span><text:span text:style-name="T2">name</text:span><text:span text:style-name="T3">="login-passwoed"<text:line-break/> <text:s text:c="15"/></text:span><text:span text:style-name="T2">placeholder</text:span><text:span text:style-name="T3">="enter password"</text:span><text:span text:style-name="T1">&gt;<text:line-break/> <text:s text:c="11"/>&lt;/div&gt;<text:line-break/> <text:s text:c="11"/>&lt;button </text:span><text:span text:style-name="T2">type</text:span><text:span text:style-name="T3">="submit"</text:span><text:span text:style-name="T1">&gt;</text:span><text:span text:style-name="T4">login</text:span><text:span text:style-name="T1">&lt;/button&gt;<text:line-break/> <text:s text:c="7"/>&lt;/form&gt;<text:line-break/> <text:s text:c="3"/>&lt;/div&gt;<text:line-break/><text:line-break/><text:line-break/><text:line-break/><text:line-break/><text:line-break/><text:line-break/></text:span><text:span text:style-name="T5">&lt;!-- <text:s text:c="3"/>end of login form--&gt;<text:line-break/>&lt;!-- <text:s text:c="3"/>start of registration page--&gt;<text:line-break/></text:span><text:span text:style-name="T1">&lt;div </text:span><text:span text:style-name="T2">id</text:span><text:span text:style-name="T3">="raegistration-form"</text:span><text:span text:style-name="T1">&gt;<text:line-break/> <text:s text:c="3"/>&lt;h2&gt;</text:span><text:span text:style-name="T4">Register</text:span><text:span text:style-name="T1">&lt;/h2&gt;<text:line-break/> <text:s text:c="3"/>&lt;form </text:span><text:span text:style-name="T2">action</text:span><text:span text:style-name="T3">=""</text:span><text:span text:style-name="T1">&gt;<text:line-break/> <text:s text:c="7"/>&lt;div </text:span><text:span text:style-name="T2">class</text:span><text:span text:style-name="T3">="form-group"</text:span><text:span text:style-name="T1">&gt;<text:line-break/> <text:s text:c="11"/>&lt;label </text:span><text:span text:style-name="T2">for</text:span><text:span text:style-name="T3">="register-name"</text:span><text:span text:style-name="T1">&gt;</text:span><text:span text:style-name="T4">Full Name</text:span><text:span text:style-name="T1">&lt;/label&gt;<text:line-break/> <text:s text:c="11"/>&lt;input </text:span><text:span text:style-name="T2">type</text:span><text:span text:style-name="T3">="text"</text:span><text:span text:style-name="T2">id</text:span><text:span text:style-name="T3">="register-name"</text:span><text:span text:style-name="T2">name</text:span><text:span text:style-name="T3">="Name"<text:line-break/> <text:s text:c="11"/></text:span><text:span text:style-name="T2">placeholder</text:span><text:span text:style-name="T3">="Enter Name"</text:span><text:span text:style-name="T1">&gt;<text:line-break/><text:line-break/> <text:s text:c="7"/>&lt;/div&gt;<text:line-break/> <text:s text:c="7"/>&lt;div </text:span><text:span text:style-name="T2">class</text:span><text:span text:style-name="T3">="form-group"</text:span><text:span text:style-name="T1">&gt;<text:line-break/> <text:s text:c="11"/>&lt;label </text:span><text:span text:style-name="T2">for</text:span><text:span text:style-name="T3">="register-email"</text:span><text:span text:style-name="T1">&gt;</text:span><text:span text:style-name="T4">Email</text:span><text:span text:style-name="T1">&lt;/label&gt;<text:line-break/> <text:s text:c="11"/>&lt;input </text:span><text:span text:style-name="T2">type</text:span><text:span text:style-name="T3">="email"</text:span><text:span text:style-name="T2">id</text:span><text:span text:style-name="T3">="register-email"</text:span><text:span text:style-name="T2">name</text:span><text:span text:style-name="T3">="email"<text:line-break/> <text:s text:c="11"/></text:span><text:span text:style-name="T2">placeholder</text:span><text:span text:style-name="T3">="Enter Email"</text:span><text:span text:style-name="T2">required</text:span><text:span text:style-name="T1">&gt;<text:line-break/> <text:s text:c="17"/>&lt;/div&gt;<text:line-break/> <text:s text:c="7"/>&lt;div </text:span><text:span text:style-name="T2">class</text:span><text:span text:style-name="T3">="form-group"</text:span><text:span text:style-name="T1">&gt;<text:line-break/> <text:s text:c="11"/>&lt;label </text:span><text:span text:style-name="T2">for</text:span><text:span text:style-name="T3">="register-pass"</text:span><text:span text:style-name="T1">&gt;</text:span><text:span text:style-name="T4">Password</text:span><text:span text:style-name="T1">&lt;/label&gt;<text:line-break/> <text:s text:c="11"/>&lt;input </text:span><text:span text:style-name="T2">type</text:span><text:span text:style-name="T3">="password"</text:span><text:span text:style-name="T2">id</text:span><text:span text:style-name="T3">="register-pass"</text:span><text:span text:style-name="T2">name</text:span><text:span text:style-name="T3">="password"<text:line-break/> <text:s text:c="11"/></text:span><text:span text:style-name="T2">placeholder</text:span><text:span text:style-name="T3">="Enter Password"</text:span><text:span text:style-name="T2">required</text:span><text:span text:style-name="T1">&gt;<text:line-break/><text:line-break/> <text:s text:c="7"/>&lt;/div&gt;<text:line-break/> <text:s text:c="7"/>&lt;button </text:span><text:span text:style-name="T2">type</text:span><text:span text:style-name="T3">="submit"</text:span><text:span text:style-name="T1">&gt;</text:span><text:span text:style-name="T4">register</text:span><text:span text:style-name="T1">&lt;/button&gt;<text:line-break/> <text:s text:c="3"/>&lt;/form&gt;<text:line-break/> <text:s text:c="3"/><text:line-break/>&lt;/div&gt;<text:line-break/> <text:s text:c="3"/><text:line-break/></text:span><text:soft-page-break/><text:span text:style-name="T5">&lt;!-- <text:s text:c="3"/>endof registration page--&gt;<text:line-break/> <text:s text:c="3"/><text:line-break/></text:span><text:span text:style-name="T1">&lt;/div&gt;<text:line-break/><text:line-break/>&lt;/body&gt;<text:line-break/>&lt;/html&gt;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2:16:25.834398568</meta:creation-date>
    <dc:date>2025-01-16T12:16:49.140987008</dc:date>
    <meta:editing-duration>PT25S</meta:editing-duration>
    <meta:editing-cycles>1</meta:editing-cycles>
    <meta:document-statistic meta:table-count="0" meta:image-count="0" meta:object-count="0" meta:page-count="2" meta:paragraph-count="1" meta:word-count="118" meta:character-count="1933" meta:non-whitespace-character-count="1375"/>
    <meta:generator>LibreOffice/24.2.4.2$Linux_X86_64 LibreOffice_project/420$Build-2</meta:generator>
  </office:meta>
</office:document-meta>
</file>